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2.8728in"/>
    </style:style>
    <style:style style:name="co4" style:family="table-column">
      <style:table-column-properties fo:break-before="auto" style:column-width="2.5516in"/>
    </style:style>
    <style:style style:name="co5" style:family="table-column">
      <style:table-column-properties fo:break-before="auto" style:column-width="1.9083in"/>
    </style:style>
    <style:style style:name="co6" style:family="table-column">
      <style:table-column-properties fo:break-before="auto" style:column-width="1.8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Total Time for PRF Generation and Signing</text:p>
          </table:table-cell>
          <table:table-cell office:value-type="string" calcext:value-type="string">
            <text:p>Avg Aggregation and Verification time</text:p>
          </table:table-cell>
          <table:table-cell office:value-type="string" calcext:value-type="string">
            <text:p>Avg PRF Generation Time</text:p>
          </table:table-cell>
          <table:table-cell office:value-type="string" calcext:value-type="string">
            <text:p>Avg Sign Message Ti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24344992" calcext:value-type="float">
            <text:p>6.24344992</text:p>
          </table:table-cell>
          <table:table-cell office:value-type="float" office:value="2.53223698138" calcext:value-type="float">
            <text:p>2.53223698138</text:p>
          </table:table-cell>
          <table:table-cell office:value-type="float" office:value="0.0355841115612" calcext:value-type="float">
            <text:p>0.0355841115612</text:p>
          </table:table-cell>
          <table:table-cell office:value-type="float" office:value="0.04196460238696" calcext:value-type="float">
            <text:p>0.04196460238696</text:p>
          </table:table-cell>
          <table:table-cell office:value-type="float" office:value="0.00150091337914" calcext:value-type="float">
            <text:p>0.001500913379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7570762592" calcext:value-type="float">
            <text:p>11.7570762592</text:p>
          </table:table-cell>
          <table:table-cell office:value-type="float" office:value="3.18050921109" calcext:value-type="float">
            <text:p>3.18050921109</text:p>
          </table:table-cell>
          <table:table-cell office:value-type="float" office:value="0.0573762596838" calcext:value-type="float">
            <text:p>0.0573762596838</text:p>
          </table:table-cell>
          <table:table-cell office:value-type="float" office:value="0.05147691769085" calcext:value-type="float">
            <text:p>0.05147691769085</text:p>
          </table:table-cell>
          <table:table-cell office:value-type="float" office:value="0.00197912283707" calcext:value-type="float">
            <text:p>0.001979122837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.233346712" calcext:value-type="float">
            <text:p>18.233346712</text:p>
          </table:table-cell>
          <table:table-cell office:value-type="float" office:value="4.45487466012667" calcext:value-type="float">
            <text:p>4.45487466012667</text:p>
          </table:table-cell>
          <table:table-cell office:value-type="float" office:value="0.0853255078918" calcext:value-type="float">
            <text:p>0.0853255078918</text:p>
          </table:table-cell>
          <table:table-cell office:value-type="float" office:value="0.0789572923544866" calcext:value-type="float">
            <text:p>0.0789572923544866</text:p>
          </table:table-cell>
          <table:table-cell office:value-type="float" office:value="0.00307194689536667" calcext:value-type="float">
            <text:p>0.0030719468953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.6811106912" calcext:value-type="float">
            <text:p>24.6811106912</text:p>
          </table:table-cell>
          <table:table-cell office:value-type="float" office:value="5.86947164708" calcext:value-type="float">
            <text:p>5.86947164708</text:p>
          </table:table-cell>
          <table:table-cell office:value-type="float" office:value="0.1154854307808" calcext:value-type="float">
            <text:p>0.1154854307808</text:p>
          </table:table-cell>
          <table:table-cell office:value-type="float" office:value="0.104866330763595" calcext:value-type="float">
            <text:p>0.104866330763595</text:p>
          </table:table-cell>
          <table:table-cell office:value-type="float" office:value="0.00453938914794" calcext:value-type="float">
            <text:p>0.004539389147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.321108917" calcext:value-type="float">
            <text:p>30.321108917</text:p>
          </table:table-cell>
          <table:table-cell office:value-type="float" office:value="6.916376831792" calcext:value-type="float">
            <text:p>6.916376831792</text:p>
          </table:table-cell>
          <table:table-cell office:value-type="float" office:value="0.1363005976912" calcext:value-type="float">
            <text:p>0.1363005976912</text:p>
          </table:table-cell>
          <table:table-cell office:value-type="float" office:value="0.117395130165372" calcext:value-type="float">
            <text:p>0.117395130165372</text:p>
          </table:table-cell>
          <table:table-cell office:value-type="float" office:value="0.005109932581464" calcext:value-type="float">
            <text:p>0.0051099325814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1T18:30:49.844517976</meta:creation-date>
    <dc:date>2022-04-01T18:37:07.030748483</dc:date>
    <meta:editing-duration>PT6M17S</meta:editing-duration>
    <meta:editing-cycles>1</meta:editing-cycles>
    <meta:document-statistic meta:table-count="1" meta:cell-count="36" meta:object-count="0"/>
    <meta:generator>LibreOffice/7.2.6.2$Linux_X86_64 LibreOffice_project/20$Build-2</meta:generator>
  </office:meta>
</office:document-meta>
</file>